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6.699cm"/>
    </style:style>
    <style:style style:name="co3" style:family="table-column">
      <style:table-column-properties fo:break-before="auto" style:column-width="2.258cm"/>
    </style:style>
    <style:style style:name="co4" style:family="table-column">
      <style:table-column-properties fo:break-before="auto" style:column-width="5.828cm"/>
    </style:style>
    <style:style style:name="co5" style:family="table-column">
      <style:table-column-properties fo:break-before="auto" style:column-width="5.1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b3b3b3"/>
      <style:paragraph-properties fo:text-align="center" fo:margin-left="0cm"/>
    </style:style>
    <style:style style:name="ce3" style:family="table-cell" style:parent-style-name="Default">
      <style:table-cell-properties style:text-align-source="fix" style:repeat-content="false" fo:border="0.06pt solid #b3b3b3"/>
      <style:paragraph-properties fo:text-align="start" fo:margin-left="0cm"/>
    </style:style>
    <style:style style:name="ce4" style:family="table-cell" style:parent-style-name="Default" style:data-style-name="N104">
      <style:table-cell-properties style:text-align-source="fix" style:repeat-content="false" fo:border="0.06pt solid #b3b3b3"/>
      <style:paragraph-properties fo:text-align="center" fo:margin-left="0cm"/>
    </style:style>
    <style:style style:name="ce9" style:family="table-cell" style:parent-style-name="Default">
      <style:table-cell-properties style:text-align-source="fix" style:repeat-content="false" fo:border="0.06pt solid #ffffff"/>
      <style:paragraph-properties fo:text-align="center" fo:margin-left="0cm"/>
    </style:style>
    <style:style style:name="ce12"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13" style:family="table-cell" style:parent-style-name="Default">
      <style:table-cell-properties fo:border="0.06pt solid #ffffff"/>
    </style:style>
    <style:style style:name="ce17" style:family="table-cell" style:parent-style-name="Default">
      <style:table-cell-properties style:text-align-source="fix" style:repeat-content="false" fo:wrap-option="wrap" fo:border="0.06pt solid #ffffff"/>
      <style:paragraph-properties fo:text-align="start" fo:margin-left="0cm"/>
    </style:style>
    <style:style style:name="ce21" style:family="table-cell" style:parent-style-name="Default">
      <style:table-cell-properties style:text-align-source="fix" style:repeat-content="false" fo:wrap-option="wrap" fo:border="0.06pt solid #ffffff"/>
      <style:paragraph-properties fo:text-align="center" fo:margin-left="0cm"/>
    </style:style>
    <style:style style:name="ce10"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11"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29"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30" style:family="table-cell" style:parent-style-name="Default">
      <style:table-cell-properties style:text-align-source="fix" style:repeat-content="false" fo:border="0.06pt solid #ffffff"/>
      <style:paragraph-properties fo:text-align="start" fo:margin-left="0cm"/>
    </style:style>
    <style:style style:name="ce14"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1"/>
    </style:style>
    <style:style style:name="ce15" style:family="table-cell" style:parent-style-name="Default">
      <style:table-cell-properties style:text-align-source="fix" style:repeat-content="false" fo:border="0.06pt solid #ffffff" style:vertical-align="top"/>
      <style:paragraph-properties fo:text-align="center" fo:margin-left="0cm"/>
    </style:style>
    <style:style style:name="ce16"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34"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18" style:family="table-cell" style:parent-style-name="Default">
      <style:table-cell-properties style:text-align-source="fix" style:repeat-content="false" fo:border="0.06pt solid #ffffff"/>
      <style:paragraph-properties fo:text-align="end" fo:margin-left="0cm"/>
    </style:style>
    <style:style style:name="ce1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2"/>
    </style:style>
    <style:style style:name="ce20"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38" style:family="table-cell" style:parent-style-name="Default">
      <style:table-cell-properties fo:background-color="transparent" fo:border="0.06pt solid #ffffff"/>
    </style:style>
    <style:style style:name="ce22"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23"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border="0.06pt solid #ffffff"/>
      <style:paragraph-properties fo:text-align="start" fo:margin-left="0cm"/>
    </style:style>
    <style:style style:name="ce25" style:family="table-cell" style:parent-style-name="Default">
      <style:table-cell-properties style:text-align-source="fix" style:repeat-content="false"/>
      <style:paragraph-properties fo:text-align="start" fo:margin-left="0cm"/>
    </style:style>
    <style:style style:name="ce26" style:family="table-cell" style:parent-style-name="Default">
      <style:table-cell-properties style:text-align-source="fix" style:repeat-content="false" fo:background-color="transparent" fo:border="0.06pt solid #ffffff"/>
      <style:paragraph-properties fo:text-align="center" fo:margin-left="0cm"/>
    </style:style>
    <style:style style:name="ce44" style:family="table-cell" style:parent-style-name="Default" style:data-style-name="N41"/>
    <style:style style:name="ce4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data-style-name="N44">
      <style:table-cell-properties style:text-align-source="fix" style:repeat-content="false"/>
      <style:paragraph-properties fo:text-align="center" fo:margin-left="0cm"/>
    </style:style>
    <style:style style:name="T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ans"/>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erif"/>
    </style:style>
    <style:style style:name="T4" style:family="text">
      <style:text-properties style:font-name="Liberation Serif"/>
    </style:style>
  </office:automatic-styles>
  <office:body>
    <office:spreadsheet>
      <table:calculation-settings table:automatic-find-labels="false" table:use-regular-expressions="false" table:use-wildcards="true"/>
      <table:table table:name="servicos-digitais" table:style-name="ta1">
        <table:table-column table:style-name="co1" table:default-cell-style-name="ce2"/>
        <table:table-column table:style-name="co2" table:default-cell-style-name="ce3"/>
        <table:table-column table:style-name="co3" table:default-cell-style-name="ce4"/>
        <table:table-column table:style-name="co3" table:default-cell-style-name="ce2"/>
        <table:table-column table:style-name="co3" table:default-cell-style-name="ce9"/>
        <table:table-column table:style-name="co3" table:number-columns-repeated="59" table:default-cell-style-name="ce13"/>
        <table:table-row table:style-name="ro1">
          <table:table-cell table:style-name="ce1" office:value-type="string" calcext:value-type="string">
            <text:p>Data</text:p>
          </table:table-cell>
          <table:table-cell table:style-name="ce1" office:value-type="string" calcext:value-type="string">
            <text:p>Descrição</text:p>
          </table:table-cell>
          <table:table-cell table:style-name="ce1" office:value-type="string" calcext:value-type="string">
            <text:p>Valor</text:p>
          </table:table-cell>
          <table:table-cell table:style-name="ce1" office:value-type="string" calcext:value-type="string">
            <text:p>ID</text:p>
          </table:table-cell>
          <table:table-cell/>
          <table:table-cell table:style-name="ce12" office:value-type="string" calcext:value-type="string" table:number-columns-spanned="5" table:number-rows-spanned="5">
            <text:p><text:s text:c="4"/>A empresa A100 &amp; 3 (nome fantasia) foi fundada pelo mesmo redator deste texto, brasileiro nascido em Curitiba/PR, que atende pelo nome oficial Lucas Eduardo Jaguszewski da Silva, portador do CPF 085.765.709-71, tornando-se então portador do CNPJ 37.433.487-0001/06. </text:p>
          </table:table-cell>
          <table:covered-table-cell table:number-columns-repeated="4"/>
          <table:table-cell/>
          <table:table-cell table:style-name="ce22" office:value-type="string" calcext:value-type="string">
            <text:p>Data: </text:p>
          </table:table-cell>
          <table:table-cell table:style-name="ce24" office:value-type="string" calcext:value-type="string">
            <text:p><text:s/>Período de 24h no qual o valor correspondente a descrição foi movimenta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covered-table-cell table:number-columns-repeated="5"/>
          <table:table-cell/>
          <table:table-cell table:style-name="ce22" office:value-type="string" calcext:value-type="string">
            <text:p>Descrição: </text:p>
          </table:table-cell>
          <table:table-cell table:style-name="ce38" office:value-type="string" calcext:value-type="string">
            <text:p><text:s/>Serviços digitais agrupam tarefas de gerenciamento de quaisquer valores, significan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table-cell table:style-name="ce38" office:value-type="string" calcext:value-type="string">
            <text:p>transição de informação e energia.</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table-cell table:style-name="ce17" office:value-type="string" calcext:value-type="string" table:number-columns-spanned="5" table:number-rows-spanned="7">
            <text:p><text:s text:c="2"/>Temos duas categorias no Mei: Serviços de T.i., e produção de luminárias LED. O grupo de conhecimentos que compreende e serve de guia ao escopo inicial e progressivo da empresa, esta atrelado aos projetos descritos nos planos de estudo, pesquisa e desenvolvimento do fundador, porém, não devem seguir de acordo com o que acredita(o), e sim de acordo com o que funciona na prática. O investimento inicial foi divido na construção de um protótipo, e em moedas digitais como BTC e ETH.</text:p>
          </table:table-cell>
          <table:covered-table-cell table:number-columns-repeated="4"/>
          <table:table-cell/>
          <table:table-cell table:style-name="ce22" office:value-type="string" calcext:value-type="string">
            <text:p>Valor: </text:p>
          </table:table-cell>
          <table:table-cell table:style-name="ce38" office:value-type="string" calcext:value-type="string">
            <text:p><text:s/>Moeda ou ação(Ex.: coluna C = R$).</text:p>
          </table:table-cell>
          <table:table-cell table:style-name="ce26"/>
          <table:table-cell table:style-name="ce38" table:number-columns-repeated="5"/>
          <table:table-cell table:number-columns-repeated="45"/>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style-name="ce38" table:number-columns-repeated="10"/>
          <table:table-cell table:number-columns-repeated="44"/>
        </table:table-row>
        <table:table-row table:style-name="ro1">
          <table:table-cell table:number-columns-repeated="5"/>
          <table:covered-table-cell table:number-columns-repeated="5"/>
          <table:table-cell table:style-name="ce38"/>
          <table:table-cell table:style-name="ce23" office:value-type="string" calcext:value-type="string">
            <text:p>Índice</text:p>
          </table:table-cell>
          <table:table-cell table:style-name="ce30" office:value-type="string" calcext:value-type="string">
            <text:p>F1 to F133</text:p>
          </table:table-cell>
          <table:table-cell table:style-name="ce38" office:value-type="string" calcext:value-type="string" table:number-columns-spanned="5" table:number-rows-spanned="1">
            <text:p>Descrição detalhada da empresa e dos serviços digitais</text:p>
          </table:table-cell>
          <table:covered-table-cell table:number-columns-repeated="4" table:style-name="ce38"/>
          <table:table-cell table:style-name="ce38" table:number-columns-repeated="2"/>
          <table:table-cell table:number-columns-repeated="44"/>
        </table:table-row>
        <table:table-row table:style-name="ro1">
          <table:table-cell table:number-columns-repeated="5"/>
          <table:covered-table-cell table:number-columns-repeated="5"/>
          <table:table-cell table:style-name="ce38" table:number-columns-repeated="2"/>
          <table:table-cell table:style-name="ce25" office:value-type="string" calcext:value-type="string">
            <text:p>F133 to F199</text:p>
          </table:table-cell>
          <table:table-cell table:style-name="ce38" office:value-type="string" calcext:value-type="string">
            <text:p>Consultoria como serviço de inclusão digital e social</text:p>
          </table:table-cell>
          <table:table-cell table:style-name="ce38" table:number-columns-repeated="6"/>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10"/>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table-cell table:style-name="ce12" office:value-type="string" calcext:value-type="string" table:number-columns-spanned="5" table:number-rows-spanned="10">
            <text:p><text:s text:c="2"/>Com o segundo investimento, foram colocados a venda dois painéis de 150w(segunda versão), que devem servir para compra de mais material, trazendo também novas versões do produto em diferentes potências. Foi definido também um padrão de operação para o capital de giro e o fluxo PF &lt;=&gt; PJ para melhor controle de rendimentos na fase inicial, na qual o funcionário e a empresa estão intrinsecamente ligados, compartilhando índices de rendimento e os mais diversos ratios que podem ser descritos entre o valor gerado e o tempo e esforço investido, de acordo com os bancos de dados e interpretações mineradas. Para funcionar mediante tamanha impedância, o método deve ser estrito e direto:</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table-cell table:style-name="ce21" office:value-type="string" calcext:value-type="string" table:number-columns-spanned="5" table:number-rows-spanned="1">
            <text:p><text:span text:style-name="T1">Σ( Disponibilidade ) -</text:span><text:span text:style-name="T2"> </text:span><text:span text:style-name="T3">Σ( Consumo ) = Produção</text:span></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table-cell table:style-name="ce21"/>
          <table:table-cell table:style-name="ce17" table:number-columns-repeated="4"/>
          <table:table-cell table:style-name="ce38" table:number-columns-repeated="10"/>
          <table:table-cell table:number-columns-repeated="44"/>
        </table:table-row>
        <table:table-row table:style-name="ro1">
          <table:table-cell table:number-columns-repeated="5"/>
          <table:table-cell table:style-name="ce12" office:value-type="string" calcext:value-type="string" table:number-columns-spanned="5" table:number-rows-spanned="9">
            <text:p><text:s text:c="2"/>Deste modo, pode-se implementar a metodologia matemática ao comportamento, utilizando uma métrica padrão para produção que pode servir como base comparativa em diversas áreas. Destaco também a importância da implementação de métodos ágeis, em geral ligados a produção de software, para gerir não apenas os negócios mas a mente de modo geral. Utilizando matemática e software, podemos verificar nossas ideias de modo a identificar tautologias e falacias, bem como distinguir erros de acertos, e provar o conceito, que é sem dúvidas, uma maravilha da mente humana.</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0" office:value-type="string" calcext:value-type="string" table:number-columns-spanned="5" table:number-rows-spanned="11">
            <text:p><text:s text:c="2"/>Este modelo depende portanto do modo de vida e do consumo dos responsáveis pela empresa, conservando o foco nas pessoas e nas interações, bem como nos métodos ágeis. Os desafios iniciais giram em torno de prover o necessário para sobrevivência e progressão dos sócios e colaboradores, delimitando uma margem de controle que é observada como margem mínima, e a margem de conforto que se opõe a esta, denotando o limite máximo e o padrão desejável. A combinação ideal de ambos deve ser observada como padrão desejável. Com esta relação podemos obter valores máximos, mínimos e médios, da operação atual, passada e futura, além da possibilidade de comparação de valor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style-name="ce11"/>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29" office:value-type="string" calcext:value-type="string" table:number-columns-spanned="5" table:number-rows-spanned="1">
            <text:p><text:span text:style-name="T4">Σ(Conforto) – </text:span>Σ(Controle) = Consumo(MAX)</text:p>
          </table:table-cell>
          <table:covered-table-cell table:number-columns-repeated="4"/>
          <table:table-cell table:number-columns-repeated="54"/>
        </table:table-row>
        <table:table-row table:style-name="ro1">
          <table:table-cell table:number-columns-repeated="5"/>
          <table:table-cell table:style-name="ce29"/>
          <table:table-cell table:number-columns-repeated="58"/>
        </table:table-row>
        <table:table-row table:style-name="ro1">
          <table:table-cell table:number-columns-repeated="5"/>
          <table:table-cell table:style-name="ce12" office:value-type="string" calcext:value-type="string" table:number-columns-spanned="5" table:number-rows-spanned="10">
            <text:p><text:s text:c="2"/>O escopo dos serviços prestados pela empresa, deve seguir - mesmo que apenas neste momento inicial – etapas utilizando as definições deste texto, visando contribuir com o progresso da indústria humana, pois a empresa depende desta relação para progredir, e com este texto, visa esclarecer tais relações em busca do melhor devir, utilizando desta mesma ciência no emprego das diversas funções necessárias no longo turno que transforma pequenas iniciativas e descobertas, em grandiosas realizações. Em ultima instancia, definimos a relação entre planejamento, produção, e progressão.</text:p>
          </table:table-cell>
          <table:covered-table-cell table:number-columns-repeated="4"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Produção)  / Σ( Planejamento) = Progress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14">
            <text:p><text:s/>A categoria de serviços digitais pode ser agrupada em um container nomeado com hash criptográfica e verificada por pares, porém o serviço sempre deve ser verificado e executado por entidades humanas. A chave inicia na requisição da tarefa, e encerra em sua conclusão, porém o conteúdo é executado dentro do contexto de caixa preta, podendo ser inclusive automatizado pelo humano em questão, dando suas versões de mediação e/ou interpretação de caixa preta, assinalando sua hash ao fim da tarefa, dando ao outro a vez de conferir a plea execução do exigido. Neste ponto é necessário que seja feita uma verificação redundante: um terceiro verifica se o segundo verificou o primeiro corretamente, e deste modo se repete a corrente e divide-se pela média para obter-se o resultado médio de confiança, de modo que pode-se refinar a quantidade e qualidade de cada verificação/verificador, para que obtenham-se médias mais precisas, ou dentro dos limites aceitávei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office:value-type="string" calcext:value-type="string" table:number-columns-spanned="5" table:number-rows-spanned="1">
            <text:p>n#crypto[verificado(n/humano)]{caixa = [tarefas = progresso]}#n</text:p>
          </table:table-cell>
          <table:covered-table-cell table:number-columns-repeated="4"/>
          <table:table-cell table:number-columns-repeated="54"/>
        </table:table-row>
        <table:table-row table:style-name="ro1">
          <table:table-cell table:number-columns-repeated="5"/>
          <table:table-cell office:value-type="string" calcext:value-type="string" table:number-columns-spanned="5" table:number-rows-spanned="1">
            <text:p>If ( n &gt;= redundância) and (crypto(n/h) &gt;= Limite); True</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 text:c="2"/>Quando o limite de redundância é atingido o resultado é verdadeiro, e a tarefa é momentaneamente encerrada e renomeada como <text:s/>tarefa concluída. O rendimento da empresa depende de vários fatores, no caso inicial de nossa empresa, esta tarefa é feita a partir da administração digital de valores através de diversos ambientes eletrônicos, os quais continuamente buscam revisões e automação de processos. A primeira instancia que temos é de manipulação individual de aplicativos e aplicações, renderizando ao máximo os mínimos detalhes econômicos para obter um desempenho refinado, constante, e progressivo.</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Podemos aplicar a esta primeira instancia uma constante N = 1, como a letra “N”, e prosseguir para descrição das funções agrupadas por em seu domínio. Neste caso, as funções são relativas ao depósito, custo de retirada, e movimentações de compra e venda de moedas digitais ao longo do mês, juntamente ao custo dos funcionários, bem como a dívida interna em relação aos serviços e investimentos dos sócios. N = { m/t/h+ih} , sendo m = movimentação, t = tempo, h = humano, ih = i(quantidade) * humano; <text:s/>sendo este ultimo, representante da dívida interna.</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4"/>
          <table:table-cell table:style-name="ce18" office:value-type="string" calcext:value-type="string">
            <text:p>N = { </text:p>
          </table:table-cell>
          <table:table-cell table:style-name="ce14" office:value-type="string" calcext:value-type="string">
            <text:p>m</text:p>
          </table:table-cell>
          <table:table-cell table:number-columns-repeated="56"/>
        </table:table-row>
        <table:table-row table:style-name="ro1">
          <table:table-cell table:number-columns-repeated="5"/>
          <table:table-cell table:style-name="ce15"/>
          <table:table-cell/>
          <table:table-cell table:style-name="ce19" office:value-type="string" calcext:value-type="string">
            <text:p>t</text:p>
          </table:table-cell>
          <table:table-cell table:number-columns-repeated="56"/>
        </table:table-row>
        <table:table-row table:style-name="ro1">
          <table:table-cell table:number-columns-repeated="7"/>
          <table:table-cell table:style-name="ce20" office:value-type="string" calcext:value-type="string">
            <text:p>h+ih</text:p>
          </table:table-cell>
          <table:table-cell office:value-type="string" calcext:value-type="string">
            <text:p><text:s/>}</text:p>
          </table:table-cell>
          <table:table-cell table:number-columns-repeated="55"/>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24">
            <text:p><text:s/>O aumento na quantidade de operações, contantes, e variáveis, trouxe a física e a matemática aos patamares que conhecemos hoje. Portanto, devemos utilizar nosso conhecimento para produzir o que torna nosso viver mais sadio e confortável, de modo que todos possamos viver e operar livremente, com plena consciência e compreensão dos fatos mais altos que podemos saber. Dentro deste raciocínio, trazemos a verdade que é, a comunicação matemática. Qualquer fundamento pode ser nomeado arbitrariamente. Reduzimos seus tamanhos para símbolos únicos, e provamos suias congruências através dos demais, buscando esclarecer plenamente o que pretendemos delimitar em tais símbolos. A computação moderna permite fácil armazenamento de símbolos, bem como comporta inúmeras possibilidades de construção de bases relacionais de tais dados, fato que impulsiona o fluxo de informação humana a níveis antes difíceis de se figurar. Esta progressão também traz consigo o novo patamar matemático, físico, e filosófico da condição humana. Tais transformações estarão conjuntas aos novos produtos da inteligência humana, e aos processos computacionais que permitem o progresso da compreensão. Com textos e constantes naturais compreendidos através de fórmulas precisas, dispomos de bases relacionais cada vez mais vastas e igualmente precisas, as quais devem trazer as novas tecnologias e horizontes do conhecimento humano. Símbolos bem definidos, linguagem e comunicação em domínios expansivos em constante refinamento. Matemática clara e permissiva, física potente e ilimitada. Barreras são substituídas por novos horizont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2" office:value-type="string" calcext:value-type="string" table:number-columns-spanned="5" table:number-rows-spanned="9">
            <text:p><text:s/>A100 &amp; 3, rumo a S/A., concentra seu potencial no desenvolvimento de novos sistemas relacionados ou não a tais proposições, seguindo de pequenos passos, de um produto, para o mundo. Começaremos com painéis de LED para plantio interno, visando negócios e lares do presente e do futuro. Possuímos padrões que buscam melhor desempenho e confiabilidade mantendo boas margens de custo benefício, pois este produto juntamente a informação e a energia externa, será o cerne de nossa empresa, desde que a a alimentação e a atmosfera equilibrada são as principais necessidades em terra e no espaço. </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6" office:value-type="string" calcext:value-type="string" table:number-columns-spanned="5" table:number-rows-spanned="1">
            <text:p>Consultoria como serviço de inclusão digital e social</text:p>
          </table:table-cell>
          <table:covered-table-cell table:number-columns-repeated="4"/>
          <table:table-cell table:number-columns-repeated="54"/>
        </table:table-row>
        <table:table-row table:style-name="ro1">
          <table:table-cell table:number-columns-repeated="5"/>
          <table:table-cell table:style-name="ce12" office:value-type="string" calcext:value-type="string" table:number-columns-spanned="5" table:number-rows-spanned="27">
            <text:p><text:s/>Durante meus anos de dificuldade, estive com meus amigos durante o dia, junto a jornada de coletores de recicláveis na área mais precária de saneamento de nossa vila, logo ao final da rua sem saída, próximo ao começo de um pequeno matagal denso formado pela vegetação tropical do sul do Brasil, crescendo no aclive curto que logo após vencido, dado entre cem e trezentos metros, já encontra-se a principal avenida da cidade, facilitando o acesso rápido, inclusive, a auto estrada, que pode atualmente ser acessada em menos de cinco minutos de carro. Foi neste local precário, cercado de concreto e vegetação, que pude refletir o suficiente, perceber sem nada material, o que faria diferença caso o material pudesse vir ao bem. Todos somos pessoas de verdade, nossos pensamentos, consciência, também aquilo que chamamos de coração ou o que chamam de alma, em cada um existe esta chama. Esta beleza do ser humano, só pode ser ofuscada por nossa esfera individual, onde nos sentimos acuados e experienciamos a condição animal do medo, da ansiedade, insegurança. Os motivos são diversos e não precisa necessariamente existir um limite para qualquer coisa, assumindo este tipo de absurdo, decidi recorrer matemática e a física ao invés de usar a lógica. Porém, a física e matemática emergem no meio físico, e utilizamos computações lógicas para calcular. Nossos cérebros parecem respeitar lógicas neurais que podem ser simuladas, e utilizamos estes cálculos desde o papel até os mais avançados computadores para as mais diversas finalidades, muitas das quais nem sequer poderiam existir anteriormente, dado o qual trago como dádiva para atenção humana: a partir da inclusão e do aumento de experimentos, temos a emergência, não necessariamente, porém, em relação proporcional de probabilidade. Quanto mais experimentos e experiencias, maior a taxa de novos experimentos e experiencia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4" office:value-type="string" calcext:value-type="string" table:number-columns-spanned="5" table:number-rows-spanned="1">
            <text:p>Σexperiencias + <text:span text:style-name="T4">Σexperimentos = (t/100)Σe²</text:span></text:p>
          </table:table-cell>
          <table:covered-table-cell table:number-columns-repeated="4"/>
          <table:table-cell table:number-columns-repeated="54"/>
        </table:table-row>
        <table:table-row table:style-name="ro1">
          <table:table-cell table:number-columns-repeated="5"/>
          <table:table-cell table:style-name="ce34"/>
          <table:table-cell table:number-columns-repeated="58"/>
        </table:table-row>
        <table:table-row table:style-name="ro1">
          <table:table-cell table:number-columns-repeated="5"/>
          <table:table-cell table:style-name="ce12" office:value-type="string" calcext:value-type="string" table:number-columns-spanned="5" table:number-rows-spanned="26">
            <text:p><text:s/>A Consultoria como informativo, tem o potencial de gerar inclusão digital e social, pois, segundo este experimento lógico/matemático acima, temos um esboço simples do potencial transformativo da informação no meio social. O incentivo, e o saber planejar, podem trazer o indivíduo de um ponto ao qual não haviam horizontes, para um novo onde sabe-se minimamente por onde começar, e até onde é possível planejar logo em seguida. A complexidade do informativo vai depender do indivíduo, da quantidade de conhecimento, da condição de consciência, e da condição sócio econômica. Enquanto alguns precisam de uma palavra, outros precisam de um plano, e a necessidade pode ou não ter relação com a geração posterior de recursos. Para evitar que demandas grandiosas não sejam supridas, o mínimo de informação é fornecido, para que se possa trocar conhecimentos com os demais operadores. A partir do ponto que passei a agir de bom coração, venho fornecendo informação livremente, e experimento a vida com este tipo de valor em vista, é um tipo de serviço social, e ao mesmo tempo pode ser considerado consultoria, pois independente do valor da informação, a possibilidade de abrir novos negócios, aprimorar negócios que já estão correntes, ou até mesmo auxiliar indivíduos em ações importantes, são pequenos valores que adicionados a sociedade, tem o potencial de eliminar a pobreza e as diferenças sociais que sempre machucaram as pessoas, trazendo deste modo ao contrário disto, novas ferramentas para que se possa viver melhor e superar as dificuldades com satisfação. Logo, enquanto informativos contém tudo que foi produzido e pode ser liberados por não conter dados pessoais, os dados pessoais e novos mecanismos são desenvolvidos junto aos clientes para que no futuro possam se tornar novos informativo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Informativo = Σdesenvolvimento + Σdesenvolvid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7">
            <text:p><text:s/>Em qualquer caso sempre o assunto sempre estará ligado a algo que já está em desenvolvimento ou já foi desenvolvido. Neste caso o informativo é muito eficaz em definir o que aconteceu e o que acontece, e excluir o terceiro caso que é o caso que trataremos a seguir, a invenção. No caso da invenção, será necessário registrar o produto, seja ele qual for, na plataforma que o cliente desejar. Neste respeito desenvolvi um conceito aberto para patente de produtos, o descrevo no arquivo upcf.sh</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number-rows-repeated="1048377">
          <table:table-cell table:number-columns-repeated="64"/>
        </table:table-row>
        <table:table-row table:style-name="ro1">
          <table:table-cell table:number-columns-repeated="64"/>
        </table:table-row>
      </table:table>
      <table:table table:name="Scan" table:style-name="ta1">
        <table:table-column table:style-name="co4" table:default-cell-style-name="Default"/>
        <table:table-column table:style-name="co3" table:default-cell-style-name="Default"/>
        <table:table-column table:style-name="co3" table:number-columns-repeated="3" table:default-cell-style-name="ce44"/>
        <table:table-column table:style-name="co3" table:number-columns-repeated="5" table:default-cell-style-name="Default"/>
        <table:table-column table:style-name="co5" table:default-cell-style-name="Default"/>
        <table:table-column table:style-name="co3" table:number-columns-repeated="4" table:default-cell-style-name="Default"/>
        <table:table-row table:style-name="ro1">
          <table:table-cell office:value-type="string" calcext:value-type="string">
            <text:p>scan page 1</text:p>
          </table:table-cell>
          <table:table-cell office:value-type="float" office:value="20200921" calcext:value-type="float">
            <text:p>20200921</text:p>
          </table:table-cell>
          <table:table-cell office:value-type="time" office:time-value="PT13H45M00S" calcext:value-type="time">
            <text:p>13:45:00</text:p>
          </table:table-cell>
          <table:table-cell office:value-type="time" office:time-value="PT17H00M00S" calcext:value-type="time">
            <text:p>17:00:00</text:p>
          </table:table-cell>
          <table:table-cell table:formula="of:=SUM([.D1]-[.C1])" office:value-type="time" office:time-value="PT03H15M00S" calcext:value-type="time">
            <text:p>03:15:00</text:p>
          </table:table-cell>
          <table:table-cell office:value-type="float" office:value="1" calcext:value-type="float">
            <text:p>1</text:p>
          </table:table-cell>
          <table:table-cell table:number-columns-repeated="4"/>
          <table:table-cell office:value-type="string" calcext:value-type="string">
            <text:p>Type-d 2,3, 11</text:p>
          </table:table-cell>
          <table:table-cell office:value-type="float" office:value="20201003" calcext:value-type="float">
            <text:p>20201003</text:p>
          </table:table-cell>
          <table:table-cell table:style-name="ce44" office:value-type="time" office:time-value="PT11H15M00S" calcext:value-type="time">
            <text:p>11:15:00</text:p>
          </table:table-cell>
          <table:table-cell table:style-name="ce44" office:value-type="time" office:time-value="PT13H13M00S" calcext:value-type="time">
            <text:p>13:13:00</text:p>
          </table:table-cell>
          <table:table-cell table:style-name="ce44" table:formula="of:=SUM([.N1]-[.M1])" office:value-type="time" office:time-value="PT01H58M00S" calcext:value-type="time">
            <text:p>01:58:00</text:p>
          </table:table-cell>
        </table:table-row>
        <table:table-row table:style-name="ro1">
          <table:table-cell office:value-type="string" calcext:value-type="string">
            <text:p>scan page 2-19</text:p>
          </table:table-cell>
          <table:table-cell office:value-type="float" office:value="20200922" calcext:value-type="float">
            <text:p>20200922</text:p>
          </table:table-cell>
          <table:table-cell office:value-type="time" office:time-value="PT12H45M00S" calcext:value-type="time">
            <text:p>12:45:00</text:p>
          </table:table-cell>
          <table:table-cell office:value-type="time" office:time-value="PT17H00M00S" calcext:value-type="time">
            <text:p>17:00:00</text:p>
          </table:table-cell>
          <table:table-cell table:formula="of:=SUM([.D2]-[.C2])" office:value-type="time" office:time-value="PT04H15M00S" calcext:value-type="time">
            <text:p>04:15:00</text:p>
          </table:table-cell>
          <table:table-cell office:value-type="float" office:value="2" calcext:value-type="float">
            <text:p>2</text:p>
          </table:table-cell>
          <table:table-cell table:number-columns-repeated="6"/>
          <table:table-cell table:style-name="ce44" office:value-type="time" office:time-value="PT14H15M00S" calcext:value-type="time">
            <text:p>14:15:00</text:p>
          </table:table-cell>
          <table:table-cell table:number-columns-repeated="2"/>
        </table:table-row>
        <table:table-row table:style-name="ro1">
          <table:table-cell office:value-type="string" calcext:value-type="string">
            <text:p>only-day[scanner-delay]</text:p>
          </table:table-cell>
          <table:table-cell office:value-type="float" office:value="20200924" calcext:value-type="float">
            <text:p>20200924</text:p>
          </table:table-cell>
          <table:table-cell office:value-type="time" office:time-value="PT14H45M00S" calcext:value-type="time">
            <text:p>14:45:00</text:p>
          </table:table-cell>
          <table:table-cell office:value-type="time" office:time-value="PT17H00M00S" calcext:value-type="time">
            <text:p>17:00:00</text:p>
          </table:table-cell>
          <table:table-cell table:formula="of:=SUM([.D3]-[.C3])" office:value-type="time" office:time-value="PT02H15M00S" calcext:value-type="time">
            <text:p>02:15:00</text:p>
          </table:table-cell>
          <table:table-cell office:value-type="float" office:value="3" calcext:value-type="float">
            <text:p>3</text:p>
          </table:table-cell>
          <table:table-cell table:number-columns-repeated="9"/>
        </table:table-row>
        <table:table-row table:style-name="ro1">
          <table:table-cell office:value-type="string" calcext:value-type="string">
            <text:p>scan page 23-34</text:p>
          </table:table-cell>
          <table:table-cell office:value-type="float" office:value="20200925" calcext:value-type="float">
            <text:p>20200925</text:p>
          </table:table-cell>
          <table:table-cell office:value-type="time" office:time-value="PT12H45M00S" calcext:value-type="time">
            <text:p>12:45:00</text:p>
          </table:table-cell>
          <table:table-cell office:value-type="time" office:time-value="PT17H49M00S" calcext:value-type="time">
            <text:p>17:49:00</text:p>
          </table:table-cell>
          <table:table-cell table:formula="of:=SUM([.D4]-[.C4])" office:value-type="time" office:time-value="PT05H04M00S" calcext:value-type="time">
            <text:p>05:04:00</text:p>
          </table:table-cell>
          <table:table-cell office:value-type="float" office:value="4" calcext:value-type="float">
            <text:p>4</text:p>
          </table:table-cell>
          <table:table-cell/>
          <table:table-cell table:style-name="ce46" office:value-type="string" calcext:value-type="string">
            <text:p>Scanned</text:p>
          </table:table-cell>
          <table:table-cell table:style-name="ce46" office:value-type="string" calcext:value-type="string">
            <text:p>Typed</text:p>
          </table:table-cell>
          <table:table-cell table:style-name="ce46" office:value-type="string" calcext:value-type="string">
            <text:p>Total</text:p>
          </table:table-cell>
          <table:table-cell table:number-columns-repeated="5"/>
        </table:table-row>
        <table:table-row table:style-name="ro1">
          <table:table-cell office:value-type="string" calcext:value-type="string">
            <text:p>scan page 35-37</text:p>
          </table:table-cell>
          <table:table-cell office:value-type="float" office:value="20200928" calcext:value-type="float">
            <text:p>20200928</text:p>
          </table:table-cell>
          <table:table-cell office:value-type="time" office:time-value="PT13H58M00S" calcext:value-type="time">
            <text:p>13:58:00</text:p>
          </table:table-cell>
          <table:table-cell office:value-type="time" office:time-value="PT17H34M00S" calcext:value-type="time">
            <text:p>17:34:00</text:p>
          </table:table-cell>
          <table:table-cell table:formula="of:=SUM([.D5]-[.C5])" office:value-type="time" office:time-value="PT03H36M00S" calcext:value-type="time">
            <text:p>03:36:00</text:p>
          </table:table-cell>
          <table:table-cell office:value-type="float" office:value="5" calcext:value-type="float">
            <text:p>5</text:p>
          </table:table-cell>
          <table:table-cell table:style-name="ce45" office:value-type="string" calcext:value-type="string">
            <text:p>Hours</text:p>
          </table:table-cell>
          <table:table-cell table:style-name="ce47" table:formula="of:=SUM([.E1:.E24])" office:value-type="time" office:time-value="PT75H47M00S" calcext:value-type="time">
            <text:p>75:47:00</text:p>
          </table:table-cell>
          <table:table-cell table:style-name="ce47" table:formula="of:=SUM([.O1:.O16])" office:value-type="time" office:time-value="PT01H58M00S" calcext:value-type="time">
            <text:p>01:58:00</text:p>
          </table:table-cell>
          <table:table-cell table:style-name="ce47" table:formula="of:=SUM([.H5]+[.I5])" office:value-type="time" office:time-value="PT77H45M00S" calcext:value-type="time">
            <text:p>77:45:00</text:p>
          </table:table-cell>
          <table:table-cell table:number-columns-repeated="5"/>
        </table:table-row>
        <table:table-row table:style-name="ro1">
          <table:table-cell office:value-type="string" calcext:value-type="string">
            <text:p>scan page 38-75</text:p>
          </table:table-cell>
          <table:table-cell office:value-type="float" office:value="20200929" calcext:value-type="float">
            <text:p>20200929</text:p>
          </table:table-cell>
          <table:table-cell office:value-type="time" office:time-value="PT12H55M00S" calcext:value-type="time">
            <text:p>12:55:00</text:p>
          </table:table-cell>
          <table:table-cell office:value-type="time" office:time-value="PT17H48M00S" calcext:value-type="time">
            <text:p>17:48:00</text:p>
          </table:table-cell>
          <table:table-cell table:formula="of:=SUM([.D6]-[.C6])" office:value-type="time" office:time-value="PT04H53M00S" calcext:value-type="time">
            <text:p>04:53:00</text:p>
          </table:table-cell>
          <table:table-cell office:value-type="float" office:value="6" calcext:value-type="float">
            <text:p>6</text:p>
          </table:table-cell>
          <table:table-cell table:style-name="ce45" office:value-type="string" calcext:value-type="string">
            <text:p>Hours/days</text:p>
          </table:table-cell>
          <table:table-cell table:style-name="ce47" table:formula="of:=SUM([.H5]/[.G26])" office:value-type="time" office:time-value="PT03H59M18.947368421S" calcext:value-type="time">
            <text:p>03:59:19</text:p>
          </table:table-cell>
          <table:table-cell/>
          <table:table-cell table:style-name="ce47" table:formula="of:=SUM([.J5]/[.G26])" office:value-type="time" office:time-value="PT04H05M31.578947368S" calcext:value-type="time">
            <text:p>04:05:32</text:p>
          </table:table-cell>
          <table:table-cell table:number-columns-repeated="5"/>
        </table:table-row>
        <table:table-row table:style-name="ro1">
          <table:table-cell office:value-type="string" calcext:value-type="string">
            <text:p>scan page 76-97</text:p>
          </table:table-cell>
          <table:table-cell office:value-type="float" office:value="20201001" calcext:value-type="float">
            <text:p>20201001</text:p>
          </table:table-cell>
          <table:table-cell office:value-type="time" office:time-value="PT13H42M00S" calcext:value-type="time">
            <text:p>13:42:00</text:p>
          </table:table-cell>
          <table:table-cell office:value-type="time" office:time-value="PT17H55M00S" calcext:value-type="time">
            <text:p>17:55:00</text:p>
          </table:table-cell>
          <table:table-cell table:formula="of:=SUM([.D7]-[.C7])" office:value-type="time" office:time-value="PT04H13M00S" calcext:value-type="time">
            <text:p>04:13:00</text:p>
          </table:table-cell>
          <table:table-cell office:value-type="float" office:value="7" calcext:value-type="float">
            <text:p>7</text:p>
          </table:table-cell>
          <table:table-cell table:number-columns-repeated="9"/>
        </table:table-row>
        <table:table-row table:style-name="ro1">
          <table:table-cell office:value-type="string" calcext:value-type="string">
            <text:p>scan page 98-104</text:p>
          </table:table-cell>
          <table:table-cell office:value-type="float" office:value="20201002" calcext:value-type="float">
            <text:p>20201002</text:p>
          </table:table-cell>
          <table:table-cell office:value-type="time" office:time-value="PT09H42M00S" calcext:value-type="time">
            <text:p>09:42:00</text:p>
          </table:table-cell>
          <table:table-cell office:value-type="time" office:time-value="PT17H49M00S" calcext:value-type="time">
            <text:p>17:49:00</text:p>
          </table:table-cell>
          <table:table-cell table:formula="of:=SUM([.D8]-[.C8])" office:value-type="time" office:time-value="PT08H07M00S" calcext:value-type="time">
            <text:p>08:07:00</text:p>
          </table:table-cell>
          <table:table-cell office:value-type="float" office:value="8" calcext:value-type="float">
            <text:p>8</text:p>
          </table:table-cell>
          <table:table-cell table:number-columns-repeated="9"/>
        </table:table-row>
        <table:table-row table:style-name="ro1">
          <table:table-cell office:value-type="string" calcext:value-type="string">
            <text:p>scan page 105-111</text:p>
          </table:table-cell>
          <table:table-cell office:value-type="float" office:value="20201003" calcext:value-type="float">
            <text:p>20201003</text:p>
          </table:table-cell>
          <table:table-cell office:value-type="time" office:time-value="PT18H22M00S" calcext:value-type="time">
            <text:p>18:22:00</text:p>
          </table:table-cell>
          <table:table-cell office:value-type="time" office:time-value="PT19H09M00S" calcext:value-type="time">
            <text:p>19:09:00</text:p>
          </table:table-cell>
          <table:table-cell table:formula="of:=SUM([.D9]-[.C9])" office:value-type="time" office:time-value="PT00H47M00S" calcext:value-type="time">
            <text:p>00:47:00</text:p>
          </table:table-cell>
          <table:table-cell office:value-type="float" office:value="9" calcext:value-type="float">
            <text:p>9</text:p>
          </table:table-cell>
          <table:table-cell table:number-columns-repeated="9"/>
        </table:table-row>
        <table:table-row table:style-name="ro1">
          <table:table-cell office:value-type="string" calcext:value-type="string">
            <text:p>scan page 111-168</text:p>
          </table:table-cell>
          <table:table-cell office:value-type="float" office:value="20201004" calcext:value-type="float">
            <text:p>20201004</text:p>
          </table:table-cell>
          <table:table-cell office:value-type="time" office:time-value="PT13H43M00S" calcext:value-type="time">
            <text:p>13:43:00</text:p>
          </table:table-cell>
          <table:table-cell office:value-type="time" office:time-value="PT16H17M00S" calcext:value-type="time">
            <text:p>16:17:00</text:p>
          </table:table-cell>
          <table:table-cell table:formula="of:=SUM([.D10]-[.C10])" office:value-type="time" office:time-value="PT02H34M00S" calcext:value-type="time">
            <text:p>02:34:00</text:p>
          </table:table-cell>
          <table:table-cell office:value-type="float" office:value="10" calcext:value-type="float">
            <text:p>10</text:p>
          </table:table-cell>
          <table:table-cell table:number-columns-repeated="9"/>
        </table:table-row>
        <table:table-row table:style-name="ro1">
          <table:table-cell office:value-type="string" calcext:value-type="string">
            <text:p>scan page 169-170</text:p>
          </table:table-cell>
          <table:table-cell office:value-type="float" office:value="20201004" calcext:value-type="float">
            <text:p>20201004</text:p>
          </table:table-cell>
          <table:table-cell office:value-type="time" office:time-value="PT23H50M00S" calcext:value-type="time">
            <text:p>23:50:00</text:p>
          </table:table-cell>
          <table:table-cell office:value-type="time" office:time-value="PT23H59M00S" calcext:value-type="time">
            <text:p>23:59:00</text:p>
          </table:table-cell>
          <table:table-cell table:formula="of:=SUM([.D11]-[.C11])" office:value-type="time" office:time-value="PT00H09M00S" calcext:value-type="time">
            <text:p>00:09:00</text:p>
          </table:table-cell>
          <table:table-cell table:number-columns-repeated="10"/>
        </table:table-row>
        <table:table-row table:style-name="ro1">
          <table:table-cell office:value-type="string" calcext:value-type="string">
            <text:p>scan page 171-176</text:p>
          </table:table-cell>
          <table:table-cell office:value-type="float" office:value="20201005" calcext:value-type="float">
            <text:p>20201005</text:p>
          </table:table-cell>
          <table:table-cell office:value-type="time" office:time-value="PT00H00M00S" calcext:value-type="time">
            <text:p>00:00:00</text:p>
          </table:table-cell>
          <table:table-cell office:value-type="time" office:time-value="PT00H25M00S" calcext:value-type="time">
            <text:p>00:25:00</text:p>
          </table:table-cell>
          <table:table-cell table:formula="of:=SUM([.D12]-[.C12])" office:value-type="time" office:time-value="PT00H25M00S" calcext:value-type="time">
            <text:p>00:25:00</text:p>
          </table:table-cell>
          <table:table-cell office:value-type="float" office:value="11" calcext:value-type="float">
            <text:p>11</text:p>
          </table:table-cell>
          <table:table-cell table:number-columns-repeated="9"/>
        </table:table-row>
        <table:table-row table:style-name="ro1">
          <table:table-cell office:value-type="string" calcext:value-type="string">
            <text:p>scan page 177-239</text:p>
          </table:table-cell>
          <table:table-cell office:value-type="float" office:value="20201005" calcext:value-type="float">
            <text:p>20201005</text:p>
          </table:table-cell>
          <table:table-cell office:value-type="time" office:time-value="PT10H39M00S" calcext:value-type="time">
            <text:p>10:39:00</text:p>
          </table:table-cell>
          <table:table-cell office:value-type="time" office:time-value="PT17H40M00S" calcext:value-type="time">
            <text:p>17:40:00</text:p>
          </table:table-cell>
          <table:table-cell table:formula="of:=SUM([.D13]-[.C13])" office:value-type="time" office:time-value="PT07H01M00S" calcext:value-type="time">
            <text:p>07:01:00</text:p>
          </table:table-cell>
          <table:table-cell table:number-columns-repeated="10"/>
        </table:table-row>
        <table:table-row table:style-name="ro1">
          <table:table-cell office:value-type="string" calcext:value-type="string">
            <text:p>scan page 240-289</text:p>
          </table:table-cell>
          <table:table-cell office:value-type="float" office:value="20201006" calcext:value-type="float">
            <text:p>20201006</text:p>
          </table:table-cell>
          <table:table-cell office:value-type="time" office:time-value="PT13H23M00S" calcext:value-type="time">
            <text:p>13:23:00</text:p>
          </table:table-cell>
          <table:table-cell office:value-type="time" office:time-value="PT16H16M00S" calcext:value-type="time">
            <text:p>16:16:00</text:p>
          </table:table-cell>
          <table:table-cell table:formula="of:=SUM([.D14]-[.C14])" office:value-type="time" office:time-value="PT02H53M00S" calcext:value-type="time">
            <text:p>02:53:00</text:p>
          </table:table-cell>
          <table:table-cell office:value-type="float" office:value="12" calcext:value-type="float">
            <text:p>12</text:p>
          </table:table-cell>
          <table:table-cell table:number-columns-repeated="9"/>
        </table:table-row>
        <table:table-row table:style-name="ro1">
          <table:table-cell office:value-type="string" calcext:value-type="string">
            <text:p>scan page 289-299</text:p>
          </table:table-cell>
          <table:table-cell office:value-type="float" office:value="20201006" calcext:value-type="float">
            <text:p>20201006</text:p>
          </table:table-cell>
          <table:table-cell office:value-type="time" office:time-value="PT18H00M00S" calcext:value-type="time">
            <text:p>18:00:00</text:p>
          </table:table-cell>
          <table:table-cell office:value-type="time" office:time-value="PT19H00M00S" calcext:value-type="time">
            <text:p>19:00:00</text:p>
          </table:table-cell>
          <table:table-cell table:formula="of:=SUM([.D15]-[.C15])" office:value-type="time" office:time-value="PT01H00M00S" calcext:value-type="time">
            <text:p>01:00:00</text:p>
          </table:table-cell>
          <table:table-cell table:number-columns-repeated="10"/>
        </table:table-row>
        <table:table-row table:style-name="ro1">
          <table:table-cell office:value-type="string" calcext:value-type="string">
            <text:p>scan page 299-358</text:p>
          </table:table-cell>
          <table:table-cell office:value-type="float" office:value="20201007" calcext:value-type="float">
            <text:p>20201007</text:p>
          </table:table-cell>
          <table:table-cell office:value-type="time" office:time-value="PT11H45M00S" calcext:value-type="time">
            <text:p>11:45:00</text:p>
          </table:table-cell>
          <table:table-cell office:value-type="time" office:time-value="PT17H40M00S" calcext:value-type="time">
            <text:p>17:40:00</text:p>
          </table:table-cell>
          <table:table-cell table:formula="of:=SUM([.D16]-[.C16])" office:value-type="time" office:time-value="PT05H55M00S" calcext:value-type="time">
            <text:p>05:55:00</text:p>
          </table:table-cell>
          <table:table-cell office:value-type="float" office:value="13" calcext:value-type="float">
            <text:p>13</text:p>
          </table:table-cell>
          <table:table-cell table:number-columns-repeated="9"/>
        </table:table-row>
        <table:table-row table:style-name="ro1">
          <table:table-cell office:value-type="string" calcext:value-type="string">
            <text:p>scan page 359-401</text:p>
          </table:table-cell>
          <table:table-cell office:value-type="float" office:value="20201008" calcext:value-type="float">
            <text:p>20201008</text:p>
          </table:table-cell>
          <table:table-cell office:value-type="time" office:time-value="PT13H13M00S" calcext:value-type="time">
            <text:p>13:13:00</text:p>
          </table:table-cell>
          <table:table-cell office:value-type="time" office:time-value="PT17H39M00S" calcext:value-type="time">
            <text:p>17:39:00</text:p>
          </table:table-cell>
          <table:table-cell table:formula="of:=SUM([.D17]-[.C17])" office:value-type="time" office:time-value="PT04H26M00S" calcext:value-type="time">
            <text:p>04:26:00</text:p>
          </table:table-cell>
          <table:table-cell office:value-type="float" office:value="14" calcext:value-type="float">
            <text:p>14</text:p>
          </table:table-cell>
          <table:table-cell table:number-columns-repeated="9"/>
        </table:table-row>
        <table:table-row table:style-name="ro1">
          <table:table-cell office:value-type="string" calcext:value-type="string">
            <text:p>scan page 402-429</text:p>
          </table:table-cell>
          <table:table-cell office:value-type="float" office:value="20201009" calcext:value-type="float">
            <text:p>20201009</text:p>
          </table:table-cell>
          <table:table-cell office:value-type="time" office:time-value="PT13H44M00S" calcext:value-type="time">
            <text:p>13:44:00</text:p>
          </table:table-cell>
          <table:table-cell office:value-type="time" office:time-value="PT17H55M00S" calcext:value-type="time">
            <text:p>17:55:00</text:p>
          </table:table-cell>
          <table:table-cell table:formula="of:=SUM([.D18]-[.C18])" office:value-type="time" office:time-value="PT04H11M00S" calcext:value-type="time">
            <text:p>04:11:00</text:p>
          </table:table-cell>
          <table:table-cell office:value-type="float" office:value="15" calcext:value-type="float">
            <text:p>15</text:p>
          </table:table-cell>
          <table:table-cell table:number-columns-repeated="9"/>
        </table:table-row>
        <table:table-row table:style-name="ro1">
          <table:table-cell office:value-type="string" calcext:value-type="string">
            <text:p>scan page 430-504</text:p>
          </table:table-cell>
          <table:table-cell office:value-type="float" office:value="20201009" calcext:value-type="float">
            <text:p>20201009</text:p>
          </table:table-cell>
          <table:table-cell office:value-type="time" office:time-value="PT17H55M00S" calcext:value-type="time">
            <text:p>17:55:00</text:p>
          </table:table-cell>
          <table:table-cell office:value-type="time" office:time-value="PT19H49M00S" calcext:value-type="time">
            <text:p>19:49:00</text:p>
          </table:table-cell>
          <table:table-cell table:formula="of:=SUM([.D19]-[.C19])" office:value-type="time" office:time-value="PT01H54M00S" calcext:value-type="time">
            <text:p>01:54:00</text:p>
          </table:table-cell>
          <table:table-cell table:number-columns-repeated="10"/>
        </table:table-row>
        <table:table-row table:style-name="ro1">
          <table:table-cell office:value-type="string" calcext:value-type="string">
            <text:p>scan page 505-518</text:p>
          </table:table-cell>
          <table:table-cell office:value-type="float" office:value="20201010" calcext:value-type="float">
            <text:p>20201010</text:p>
          </table:table-cell>
          <table:table-cell office:value-type="time" office:time-value="PT23H13M00S" calcext:value-type="time">
            <text:p>23:13:00</text:p>
          </table:table-cell>
          <table:table-cell office:value-type="time" office:time-value="PT23H57M00S" calcext:value-type="time">
            <text:p>23:57:00</text:p>
          </table:table-cell>
          <table:table-cell table:formula="of:=SUM([.D20]-[.C20])" office:value-type="time" office:time-value="PT00H44M00S" calcext:value-type="time">
            <text:p>00:44:00</text:p>
          </table:table-cell>
          <table:table-cell office:value-type="float" office:value="16" calcext:value-type="float">
            <text:p>16</text:p>
          </table:table-cell>
          <table:table-cell table:number-columns-repeated="9"/>
        </table:table-row>
        <table:table-row table:style-name="ro1">
          <table:table-cell office:value-type="string" calcext:value-type="string">
            <text:p>scan page 518-526</text:p>
          </table:table-cell>
          <table:table-cell office:value-type="float" office:value="20201012" calcext:value-type="float">
            <text:p>20201012</text:p>
          </table:table-cell>
          <table:table-cell office:value-type="time" office:time-value="PT22H47M00S" calcext:value-type="time">
            <text:p>22:47:00</text:p>
          </table:table-cell>
          <table:table-cell office:value-type="time" office:time-value="PT23H31M00S" calcext:value-type="time">
            <text:p>23:31:00</text:p>
          </table:table-cell>
          <table:table-cell table:formula="of:=SUM([.D21]-[.C21])" office:value-type="time" office:time-value="PT00H44M00S" calcext:value-type="time">
            <text:p>00:44:00</text:p>
          </table:table-cell>
          <table:table-cell office:value-type="float" office:value="17" calcext:value-type="float">
            <text:p>17</text:p>
          </table:table-cell>
          <table:table-cell table:number-columns-repeated="9"/>
        </table:table-row>
        <table:table-row table:style-name="ro1">
          <table:table-cell office:value-type="string" calcext:value-type="string">
            <text:p>scan page 527-570</text:p>
          </table:table-cell>
          <table:table-cell office:value-type="float" office:value="20201013" calcext:value-type="float">
            <text:p>20201013</text:p>
          </table:table-cell>
          <table:table-cell office:value-type="time" office:time-value="PT15H34M00S" calcext:value-type="time">
            <text:p>15:34:00</text:p>
          </table:table-cell>
          <table:table-cell office:value-type="time" office:time-value="PT17H20M00S" calcext:value-type="time">
            <text:p>17:20:00</text:p>
          </table:table-cell>
          <table:table-cell table:formula="of:=SUM([.D22]-[.C22])" office:value-type="time" office:time-value="PT01H46M00S" calcext:value-type="time">
            <text:p>01:46:00</text:p>
          </table:table-cell>
          <table:table-cell office:value-type="float" office:value="18" calcext:value-type="float">
            <text:p>18</text:p>
          </table:table-cell>
          <table:table-cell table:number-columns-repeated="9"/>
        </table:table-row>
        <table:table-row table:style-name="ro1">
          <table:table-cell office:value-type="string" calcext:value-type="string">
            <text:p>scan page 571-588</text:p>
          </table:table-cell>
          <table:table-cell office:value-type="float" office:value="20201014" calcext:value-type="float">
            <text:p>20201014</text:p>
          </table:table-cell>
          <table:table-cell office:value-type="time" office:time-value="PT11H35M00S" calcext:value-type="time">
            <text:p>11:35:00</text:p>
          </table:table-cell>
          <table:table-cell office:value-type="time" office:time-value="PT12H56M00S" calcext:value-type="time">
            <text:p>12:56:00</text:p>
          </table:table-cell>
          <table:table-cell table:formula="of:=SUM([.D23]-[.C23])" office:value-type="time" office:time-value="PT01H21M00S" calcext:value-type="time">
            <text:p>01:21:00</text:p>
          </table:table-cell>
          <table:table-cell office:value-type="float" office:value="19" calcext:value-type="float">
            <text:p>19</text:p>
          </table:table-cell>
          <table:table-cell table:number-columns-repeated="9"/>
        </table:table-row>
        <table:table-row table:style-name="ro1">
          <table:table-cell office:value-type="string" calcext:value-type="string">
            <text:p>scan page 589-680</text:p>
          </table:table-cell>
          <table:table-cell office:value-type="float" office:value="20201014" calcext:value-type="float">
            <text:p>20201014</text:p>
          </table:table-cell>
          <table:table-cell office:value-type="time" office:time-value="PT12H56M00S" calcext:value-type="time">
            <text:p>12:56:00</text:p>
          </table:table-cell>
          <table:table-cell office:value-type="time" office:time-value="PT17H15M00S" calcext:value-type="time">
            <text:p>17:15:00</text:p>
          </table:table-cell>
          <table:table-cell table:formula="of:=SUM([.D24]-[.C24])" office:value-type="time" office:time-value="PT04H19M00S" calcext:value-type="time">
            <text:p>04:19:00</text:p>
          </table:table-cell>
          <table:table-cell table:number-columns-repeated="10"/>
        </table:table-row>
        <table:table-row table:style-name="ro1">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2"/>
          <table:table-cell table:style-name="ce45" office:value-type="string" calcext:value-type="string">
            <text:p>Elapsed days</text:p>
          </table:table-cell>
          <table:table-cell office:value-type="float" office:value="19" calcext:value-type="float">
            <text:p>19</text:p>
          </table:table-cell>
          <table:table-cell table:number-columns-repeated="8"/>
        </table:table-row>
        <table:table-row table:style-name="ro1" table:number-rows-repeated="18">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12"/>
        </table:table-row>
      </table:table>
      <table:named-expressions/>
      <table:database-ranges>
        <table:database-range table:name="__Anonymous_Sheet_DB__0" table:target-range-address="'servicos-digitais'.F96:'servicos-digitais'.F9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22P0" style:volatile="true" number:language="en" number:country="US">
      <number:currency-symbol number:language="pt" number:country="BR">R$</number:currency-symbol>
      <number:text> </number:text>
      <number:number number:decimal-places="2" loext:min-decimal-places="2" number:min-integer-digits="1" number:grouping="true"/>
    </number:currency-style>
    <number:currency-style style:name="N10122" number:language="en" number:country="US">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currency-symbol>$</number:currency-symbol>
      <number:number number:decimal-places="2" loext:min-decimal-places="2" number:min-integer-digits="1" number:grouping="true"/>
    </number:currency-style>
    <number:currency-style style:name="N10124" number:language="en" number:country="US" number:title="User-defined">
      <style:text-properties fo:color="#ff0000"/>
      <number:text>-</number:text>
      <number:currency-symbol>$</number:currency-symbol>
      <number:number number:decimal-places="2" loext:min-decimal-places="2" number:min-integer-digits="1" number:grouping="true"/>
      <style:map style:condition="value()&gt;=0" style:apply-style-name="N10124P0"/>
    </number:currency-style>
    <number:currency-style style:name="N20108P0" style:volatile="true" number:language="pt" number:country="BR">
      <number:currency-symbol>R$</number:currency-symbol>
      <number:text> </number:text>
      <number:number number:decimal-places="2" loext:min-decimal-places="2" number:min-integer-digits="1" number:grouping="true"/>
    </number:currency-style>
    <number:currency-style style:name="N20108" number:language="pt" number:country="BR" number:title="User-defined">
      <style:text-properties fo:color="#ff0000"/>
      <number:text>-</number:text>
      <number:currency-symbol>R$</number:currency-symbol>
      <number:text> </number:text>
      <number:number number:decimal-places="2" loext:min-decimal-places="2" number:min-integer-digits="1" number:grouping="true"/>
      <style:map style:condition="value()&gt;=0" style:apply-style-name="N20108P0"/>
    </number:currency-style>
    <number:currency-style style:name="N20110P0" style:volatile="true" number:language="pt" number:country="BR">
      <number:currency-symbol number:language="pap" number:country="CW">NAf</number:currency-symbol>
      <number:number number:decimal-places="2" loext:min-decimal-places="2" number:min-integer-digits="1" number:grouping="true"/>
    </number:currency-style>
    <number:currency-style style:name="N20110" number:language="pt" number:country="BR">
      <style:text-properties fo:color="#ff0000"/>
      <number:text>-</number:text>
      <number:currency-symbol number:language="pap" number:country="CW">NAf</number:currency-symbol>
      <number:number number:decimal-places="2" loext:min-decimal-places="2" number:min-integer-digits="1" number:grouping="true"/>
      <style:map style:condition="value()&gt;=0" style:apply-style-name="N20110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4:15:44.0497274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7:12:13.755746257</meta:creation-date>
    <dc:date>2020-10-16T14:17:51.647905574</dc:date>
    <meta:editing-duration>PT17M6S</meta:editing-duration>
    <meta:editing-cycles>8</meta:editing-cycles>
    <meta:generator>LibreOffice/6.4.6.2$Linux_X86_64 LibreOffice_project/40$Build-2</meta:generator>
    <meta:document-statistic meta:table-count="2" meta:cell-count="200" meta:object-count="0"/>
  </office:meta>
</office:document-meta>
</file>